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72bc"/>
    </style:style>
    <style:style style:name="P1" style:family="paragraph">
      <loext:graphic-properties draw:fill="solid" draw:fill-color="#0072b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polygon draw:style-name="gr1" draw:text-style-name="P1" draw:layer="layout" svg:width="2.033cm" svg:height="1.273cm" svg:x="2.184cm" svg:y="4.39cm" svg:viewBox="0 0 2034 1274" draw:points="258,0 980,0 1004,696 1013,696 1313,0 2034,0 1776,1274 1338,1274 1542,272 1531,272 1076,1274 671,1274 631,272 618,272 414,1274 0,1274">
            <text:p/>
          </draw:polygon>
          <draw:path draw:style-name="gr1" draw:text-style-name="P1" draw:layer="layout" svg:width="1.775cm" svg:height="1.381cm" svg:x="4.148cm" svg:y="4.304cm" svg:viewBox="0 0 1776 1382" svg:d="M1070 886h29c137 0 213-149 213-260 0-82-47-144-133-144h-27zM707 482h-27c-129 0-216 136-216 257 0 74 45 147 132 147h29zM504 1382l40-205h-88c-334 0-456-189-456-378 0-280 225-608 669-608h77l39-191h487l-38 191h76c179 0 466 42 466 380 0 297-213 606-648 606h-96l-40 205z">
            <text:p/>
          </draw:path>
          <draw:polygon draw:style-name="gr1" draw:text-style-name="P1" draw:layer="layout" svg:width="1.423cm" svg:height="1.273cm" svg:x="5.952cm" svg:y="4.39cm" svg:viewBox="0 0 1424 1274" draw:points="1424,0 1348,376 918,376 736,1274 248,1274 430,376 0,376 77,0">
            <text:p/>
          </draw:polygon>
          <draw:polygon draw:style-name="gr1" draw:text-style-name="P1" draw:layer="layout" svg:width="1.644cm" svg:height="1.273cm" svg:x="7.226cm" svg:y="4.39cm" svg:viewBox="0 0 1645 1274" draw:points="747,0 599,727 606,727 1076,0 1645,0 1387,1274 899,1274 1045,560 1038,560 570,1274 0,1274 258,0">
            <text:p/>
          </draw:polygon>
          <draw:polygon draw:style-name="gr1" draw:text-style-name="P1" draw:layer="layout" svg:width="0.751cm" svg:height="0.361cm" svg:x="9.249cm" svg:y="5.782cm" svg:viewBox="0 0 752 362" draw:points="0,362 69,0 752,206">
            <text:p/>
          </draw:polygon>
          <draw:path draw:style-name="gr1" draw:text-style-name="P1" draw:layer="layout" svg:width="9.087cm" svg:height="3.002cm" svg:x="0cm" svg:y="3.499cm" svg:viewBox="0 0 9088 3003" svg:d="M9088 2366h-7048c-130 0-187 144-242 284-19 49-49 125-72 157-41-42-72-240-84-318l-7-43c-41-268-79-552-116-825-160-1197-235-1616-458-1621-279-5-378 490-672 1956l-38 192c-44 218-143 218-186 218h-132l-33 189h165c111 0 306-48 371-370l38-191c181-904 353-1757 474-1800 105 112 208 884 284 1452 37 275 75 559 117 829l7 42c33 217 73 486 276 486 131 0 187-145 242-284 21-54 55-140 78-164h700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17T17:41:15.051000000</dc:date>
    <meta:editing-duration>PT1H3M34S</meta:editing-duration>
    <meta:editing-cycles>22</meta:editing-cycles>
    <meta:generator>LibreOffice/7.5.0.3$Windows_X86_64 LibreOffice_project/c21113d003cd3efa8c53188764377a8272d9d6de</meta:generator>
    <meta:document-statistic meta:object-count="7"/>
  </office:meta>
</office:document-meta>
</file>